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tTerminatedMessageReader.read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7">
            <text:p text:style-name="Table_20_Contents">17</text:p>
          </table:table-cell>
          <table:table-cell office:value-type="float" office:value="72">
            <text:p text:style-name="Table_20_Contents">72</text:p>
          </table:table-cell>
        </table:table-row>
        <table:table-row>
          <table:table-cell office:value-type="string">
            <text:p text:style-name="Table_20_Contents">DotTerminatedMessageReader.read( char [ ] buffer , int offset , int leng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otTerminatedMessageReader.DotTerminatedMessageReader( 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tTerminatedMessageReader.read( char [ ] 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TerminatedMessageReader.clo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otTerminatedMessageReader.read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